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9c4e4" officeooo:paragraph-rsid="0039c4e4"/>
    </style:style>
    <style:style style:name="P8" style:family="paragraph" style:parent-style-name="Standard">
      <style:text-properties officeooo:rsid="0039e5fd" officeooo:paragraph-rsid="0039e5fd"/>
    </style:style>
    <style:style style:name="P9" style:family="paragraph" style:parent-style-name="Standard">
      <style:text-properties officeooo:rsid="003bcf66" officeooo:paragraph-rsid="003bcf66"/>
    </style:style>
    <style:style style:name="P10" style:family="paragraph" style:parent-style-name="Standard">
      <style:text-properties officeooo:rsid="003c4903" officeooo:paragraph-rsid="003c4903"/>
    </style:style>
    <style:style style:name="P11" style:family="paragraph" style:parent-style-name="Standard">
      <style:text-properties officeooo:rsid="003dbb40" officeooo:paragraph-rsid="003dbb40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tab/><text:tab/><text:tab/><text:tab/><text:span text:style-name="T2">Globals<text:tab/><text:tab/>Locals</text:span></text:p>
      <text:p text:style-name="P7">9A FPN_acquisition<text:tab/><text:tab/>OK<text:tab/></text:p>
      <text:p text:style-name="P8">9B_FPN_to_String<text:tab/><text:tab/>OK</text:p>
      <text:p text:style-name="P9">9C_FPN_Add_Sub<text:tab/><text:tab/>OK</text:p>
      <text:p text:style-name="P10">9D_<text:span text:style-name="T3">FPN_mult_div<text:tab/><text:tab/>OK</text:span></text:p>
      <text:p text:style-name="P11">9E_e_power_series<text:tab/><text:tab/>OK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1T20:45:15.580000000</dc:date>
    <meta:editing-duration>PT13H55M50S</meta:editing-duration>
    <meta:editing-cycles>31</meta:editing-cycles>
    <meta:document-statistic meta:table-count="0" meta:image-count="0" meta:object-count="0" meta:page-count="1" meta:paragraph-count="14" meta:word-count="51" meta:character-count="403" meta:non-whitespace-character-count="337"/>
  </office:meta>
</office:document-meta>
</file>